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60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764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3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refix_sum</text:p>
          </table:table-cell>
          <table:table-cell table:style-name="ce13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13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60 Subarray sum equals to k</text:p>
          </table:table-cell>
          <table:table-cell table:style-name="ce13" office:value-type="date" office:date-value="2025-10-09" calcext:value-type="date">
            <text:p>10/09/25</text:p>
          </table:table-cell>
          <table:table-cell office:value-type="string" calcext:value-type="string">
            <text:p>Prefix + Hashmap logic + coun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13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office:forms form:automatic-focus="false" form:apply-design-mode="false"/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2">
          <table:table-cell table:style-name="ce40" office:value-type="string" calcext:value-type="string">
            <text:p>Questions</text:p>
          </table:table-cell>
          <table:table-cell table:style-name="ce40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0. Subarray Sum Equals K</text:p>
          </table:table-cell>
          <table:table-cell table:style-name="ce41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25. Contiguous Array</text:p>
          </table:table-cell>
          <table:table-cell table:style-name="ce41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974. Subarray Sums Divisible by K</text:p>
          </table:table-cell>
          <table:table-cell table:style-name="ce41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6. Valid Sudoku</text:p>
          </table:table-cell>
          <table:table-cell table:style-name="ce41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28. Longest Consecutive Sequence</text:p>
          </table:table-cell>
          <table:table-cell table:style-name="ce41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5. 3Sum</text:p>
          </table:table-cell>
          <table:table-cell table:style-name="ce41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8. 4Sum</text:p>
          </table:table-cell>
          <table:table-cell table:style-name="ce41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80. Insert Delete GetRandom O(1)</text:p>
          </table:table-cell>
          <table:table-cell table:style-name="ce41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3">
          <table:table-cell table:style-name="ce41" office:value-type="string" calcext:value-type="string">
            <text:p>3. Longest Substring Without Repeating Characters</text:p>
          </table:table-cell>
          <table:table-cell table:style-name="ce41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76. Minimum Window Substring</text:p>
          </table:table-cell>
          <table:table-cell table:style-name="ce41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7. Permutation in String</text:p>
          </table:table-cell>
          <table:table-cell table:style-name="ce41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38. Find All Anagrams in a String</text:p>
          </table:table-cell>
          <table:table-cell table:style-name="ce41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51. Sort Characters By Frequency</text:p>
          </table:table-cell>
          <table:table-cell table:style-name="ce41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692. Top K Frequent Words</text:p>
          </table:table-cell>
          <table:table-cell table:style-name="ce41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2. Happy Number</text:p>
          </table:table-cell>
          <table:table-cell table:style-name="ce41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90. Word Pattern</text:p>
          </table:table-cell>
          <table:table-cell table:style-name="ce41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5. Isomorphic Strings</text:p>
          </table:table-cell>
          <table:table-cell table:style-name="ce41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4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4" table:number-rows-repeated="1048556">
          <table:table-cell table:number-columns-repeated="2"/>
          <table:table-cell table:style-name="ce42" table:number-columns-repeated="16382"/>
        </table:table-row>
        <table:table-row table:style-name="ro14">
          <table:table-cell table:number-columns-repeated="2"/>
          <table:table-cell table:style-name="ce42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09:47:50.277613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14T09:58:39.205709217</dc:date>
    <meta:generator>LibreOffice/25.2.6.2$Linux_X86_64 LibreOffice_project/40d1a0e1d5bdf1afaeae24d9ece32bbb00fa66a4</meta:generator>
    <meta:editing-duration>P1DT9H48M40S</meta:editing-duration>
    <meta:editing-cycles>58</meta:editing-cycles>
    <meta:document-statistic meta:table-count="4" meta:cell-count="344" meta:object-count="0"/>
    <meta:user-defined meta:name="AppVersion">12.0000</meta:user-defined>
  </office:meta>
</office:document-meta>
</file>